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top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9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75">
      <style:graphic-properties fo:wrap-option="wrap" fo:padding-top="0.05in" fo:padding-bottom="0.05in" fo:padding-left="0.1in" fo:padding-right="0.1in" draw:textarea-vertical-align="top" draw:textarea-horizontal-align="center" draw:fill="solid" draw:fill-color="#bf9000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2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wrap" fo:padding-top="0.05in" fo:padding-bottom="0.05in" fo:padding-left="0.1in" fo:padding-right="0.1in" draw:textarea-vertical-align="top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center" draw:fill="solid" draw:fill-color="#bf9000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center" draw:fill="solid" draw:fill-color="#bf9000" draw:opacity="100%" draw:stroke="solid" svg:stroke-width="0.01389in" svg:stroke-color="#ffd96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draw:fill="none" draw:stroke="solid" svg:stroke-width="0.00694in" svg:stroke-color="#4472c4" svg:stroke-opacity="100%" draw:stroke-linejoin="miter" svg:stroke-linecap="butt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3.35238in" svg:y="1.40953in" svg:width="1.75238in" svg:height="2.19048in" draw:id="id63" draw:style-name="a421" draw:name="Rectangle 3">
          <svg:title/>
          <svg:desc/>
          <text:p text:style-name="a383" text:class-names="" text:cond-style-name=""><text:span text:style-name="a381" text:class-names="">Bottle_ref</text:span><text:span text:style-name="a382" text:class-names=""/></text:p>
          <text:p text:style-name="a385" text:class-names="" text:cond-style-name=""><text:span text:style-name="a384" text:class-names="">Id pk</text:span></text:p>
          <text:p text:style-name="a387" text:class-names="" text:cond-style-name=""><text:span text:style-name="a386" text:class-names="">Type varchar</text:span></text:p>
          <text:p text:style-name="a391" text:class-names="" text:cond-style-name=""><text:span text:style-name="a388" text:class-names="">Meta_typ</text:span><text:span text:style-name="a389" text:class-names="">e</text:span><text:span text:style-name="a390" text:class-names=""/></text:p>
          <text:p text:style-name="a393" text:class-names="" text:cond-style-name=""><text:span text:style-name="a392" text:class-names="">Name varchar</text:span></text:p>
          <text:p text:style-name="a400" text:class-names="" text:cond-style-name=""><text:span text:style-name="a394" text:class-names="">Productor</text:span><text:span text:style-name="a395" text:class-names=""><text:s text:c="1"/></text:span><text:span text:style-name="a396" text:class-names="">int</text:span><text:span text:style-name="a397" text:class-names=""><text:s text:c="1"/></text:span><text:span text:style-name="a398" text:class-names="">fkey</text:span><text:span text:style-name="a399" text:class-names=""/></text:p>
          <text:p text:style-name="a404" text:class-names="" text:cond-style-name=""><text:span text:style-name="a401" text:class-names="">Size<text:s text:c="1"/></text:span><text:span text:style-name="a402" text:class-names="">int</text:span><text:span text:style-name="a403" text:class-names=""/></text:p>
          <text:p text:style-name="a408" text:class-names="" text:cond-style-name=""><text:span text:style-name="a405" text:class-names="">Production_year</text:span><text:span text:style-name="a406" text:class-names=""><text:s text:c="1"/></text:span><text:span text:style-name="a407" text:class-names="">date</text:span></text:p>
          <text:p text:style-name="a410" text:class-names="" text:cond-style-name=""><text:span text:style-name="a409" text:class-names="">Comment varchar</text:span></text:p>
          <text:p text:style-name="a416" text:class-names="" text:cond-style-name=""><text:span text:style-name="a411" text:class-names="">Creation_date</text:span><text:span text:style-name="a412" text:class-names=""><text:s text:c="1"/></text:span><text:span text:style-name="a413" text:class-names="">date<text:s text:c="1"/></text:span><text:span text:style-name="a414" text:class-names="">date</text:span><text:span text:style-name="a415" text:class-names=""/></text:p>
          <text:p text:style-name="a418" text:class-names="" text:cond-style-name=""><text:span text:style-name="a417" text:class-names=""/></text:p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3333in" svg:y="3.95238in" svg:width="3.32381in" svg:height="1.52857in" draw:id="id64" draw:style-name="a449" draw:name="Rectangle 4">
          <svg:title/>
          <svg:desc/>
          <text:p text:style-name="a424" text:class-names="" text:cond-style-name=""><text:span text:style-name="a422" text:class-names="">Productor_ref</text:span><text:span text:style-name="a423" text:class-names=""/></text:p>
          <text:p text:style-name="a426" text:class-names="" text:cond-style-name=""><text:span text:style-name="a425" text:class-names="">Id pk</text:span></text:p>
          <text:p text:style-name="a428" text:class-names="" text:cond-style-name=""><text:span text:style-name="a427" text:class-names="">Name varchar</text:span></text:p>
          <text:p text:style-name="a433" text:class-names="" text:cond-style-name=""><text:span text:style-name="a429" text:class-names="">Adresse</text:span><text:span text:style-name="a430" text:class-names=""><text:s text:c="1"/></text:span><text:span text:style-name="a431" text:class-names="">varchar</text:span><text:span text:style-name="a432" text:class-names=""/></text:p>
          <text:p text:style-name="a436" text:class-names="" text:cond-style-name=""><text:span text:style-name="a434" text:class-names="">Gsm varchar</text:span><text:span text:style-name="a435" text:class-names=""/></text:p>
          <text:p text:style-name="a438" text:class-names="" text:cond-style-name=""><text:span text:style-name="a437" text:class-names="">Mail varchar</text:span></text:p>
          <text:p text:style-name="a444" text:class-names="" text:cond-style-name=""><text:span text:style-name="a439" text:class-names="">Creation_date</text:span><text:span text:style-name="a440" text:class-names=""><text:s text:c="1"/></text:span><text:span text:style-name="a441" text:class-names="">date<text:s text:c="1"/></text:span><text:span text:style-name="a442" text:class-names="">date</text:span><text:span text:style-name="a443" text:class-names=""/></text:p>
          <text:p text:style-name="a446" text:class-names="" text:cond-style-name=""><text:span text:style-name="a445" text:class-names=""/></text:p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8095in" svg:y="4.87619in" svg:width="1.9619in" svg:height="1.42857in" draw:id="id65" draw:style-name="a475" draw:name="Rectangle 5">
          <svg:title/>
          <svg:desc/>
          <text:p text:style-name="a454" text:class-names="" text:cond-style-name=""><text:span text:style-name="a450" text:class-names="">Bottle_typ</text:span><text:span text:style-name="a451" text:class-names="">e</text:span><text:span text:style-name="a452" text:class-names="">_ref</text:span><text:span text:style-name="a453" text:class-names=""/></text:p>
          <text:p text:style-name="a456" text:class-names="" text:cond-style-name=""><text:span text:style-name="a455" text:class-names="">Name varchar</text:span></text:p>
          <text:p text:style-name="a459" text:class-names="" text:cond-style-name=""><text:span text:style-name="a457" text:class-names="">Description varchar</text:span><text:span text:style-name="a458" text:class-names=""/></text:p>
          <text:p text:style-name="a461" text:class-names="" text:cond-style-name=""><text:span text:style-name="a460" text:class-names="">Id</text:span></text:p>
          <text:p text:style-name="a464" text:class-names="" text:cond-style-name=""><text:span text:style-name="a462" text:class-names="">Creation_date</text:span><text:span text:style-name="a463" text:class-names=""/></text:p>
          <text:p text:style-name="a467" text:class-names="" text:cond-style-name=""><text:span text:style-name="a465" text:class-names="">Update_date</text:span><text:span text:style-name="a466" text:class-names=""/></text:p>
          <text:p text:style-name="a470" text:class-names="" text:cond-style-name=""><text:span text:style-name="a468" text:class-names="">Dete_date</text:span><text:span text:style-name="a469" text:class-names=""/></text:p>
          <text:p text:style-name="a472" text:class-names="" text:cond-style-name=""><text:span text:style-name="a471" text:class-names=""/></text:p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7619in" svg:y="1.19047in" svg:width="1.39524in" svg:height="1.56191in" draw:id="id66" draw:style-name="a499" draw:name="Rectangle 6">
          <svg:title/>
          <svg:desc/>
          <text:p text:style-name="a477" text:class-names="" text:cond-style-name=""><text:span text:style-name="a476" text:class-names="">cave</text:span></text:p>
          <text:p text:style-name="a479" text:class-names="" text:cond-style-name=""><text:span text:style-name="a478" text:class-names="">Id</text:span></text:p>
          <text:p text:style-name="a482" text:class-names="" text:cond-style-name=""><text:span text:style-name="a480" text:class-names="">Name</text:span><text:span text:style-name="a481" text:class-names=""/></text:p>
          <text:p text:style-name="a484" text:class-names="" text:cond-style-name=""><text:span text:style-name="a483" text:class-names="">Description</text:span></text:p>
          <text:p text:style-name="a488" text:class-names="" text:cond-style-name=""><text:span text:style-name="a485" text:class-names="">Creation</text:span><text:span text:style-name="a486" text:class-names=""><text:s text:c="1"/>date</text:span><text:span text:style-name="a487" text:class-names=""/></text:p>
          <text:p text:style-name="a490" text:class-names="" text:cond-style-name=""><text:span text:style-name="a489" text:class-names="">Last update</text:span></text:p>
          <text:p text:style-name="a494" text:class-names="" text:cond-style-name=""><text:span text:style-name="a491" text:class-names="">deletedat</text:span><text:span text:style-name="a492" text:class-names="">e</text:span><text:span text:style-name="a493" text:class-names=""/></text:p>
          <text:p text:style-name="a496" text:class-names="" text:cond-style-name=""><text:span text:style-name="a495" text:class-names=""/></text:p>
          <text:p text:style-name="a498" text:class-names="" text:cond-style-name=""><text:span text:style-name="a4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2381in" svg:y="1.61428in" svg:width="1.51905in" svg:height="1.1381in" draw:id="id67" draw:style-name="a518" draw:name="Rectangle 7">
          <svg:title/>
          <svg:desc/>
          <text:p text:style-name="a501" text:class-names="" text:cond-style-name=""><text:span text:style-name="a500" text:class-names="">Stock</text:span></text:p>
          <text:p text:style-name="a504" text:class-names="" text:cond-style-name=""><text:span text:style-name="a502" text:class-names="">Bottle_ref</text:span><text:span text:style-name="a503" text:class-names=""/></text:p>
          <text:p text:style-name="a507" text:class-names="" text:cond-style-name=""><text:span text:style-name="a505" text:class-names="">cave_ref</text:span><text:span text:style-name="a506" text:class-names=""/></text:p>
          <text:p text:style-name="a510" text:class-names="" text:cond-style-name=""><text:span text:style-name="a508" text:class-names="">Quantity</text:span><text:span text:style-name="a509" text:class-names=""/></text:p>
          <text:p text:style-name="a513" text:class-names="" text:cond-style-name=""><text:span text:style-name="a511" text:class-names="">Last update</text:span><text:span text:style-name="a512" text:class-names=""/></text:p>
          <text:p text:style-name="a515" text:class-names="" text:cond-style-name=""><text:span text:style-name="a514" text:class-names=""/></text:p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22857in" svg:y1="3.60001in" draw:start-shape="id63" draw:start-glue-point="2" svg:x2="2.46191in" svg:y2="4.87619in" draw:end-shape="id65" draw:end-glue-point="0" draw:id="id68" draw:style-name="a519" draw:name="Straight Connector 9">
          <svg:title/>
          <svg:desc/>
        </draw:connector>
        <draw:connector draw:type="line" svg:x1="5.10476in" svg:y1="2.50477in" draw:start-shape="id63" draw:start-glue-point="1" svg:x2="6.62381in" svg:y2="2.18333in" draw:end-shape="id67" draw:end-glue-point="3" draw:id="id69" draw:style-name="a520" draw:name="Straight Connector 11">
          <svg:title/>
          <svg:desc/>
        </draw:connector>
        <draw:connector draw:type="line" svg:x1="8.14286in" svg:y1="2.18333in" draw:start-shape="id67" draw:start-glue-point="1" svg:x2="10.07619in" svg:y2="1.97143in" draw:end-shape="id66" draw:end-glue-point="3" draw:id="id70" draw:style-name="a521" draw:name="Straight Connector 13">
          <svg:title/>
          <svg:desc/>
        </draw:connector>
        <draw:connector draw:type="line" svg:x1="4.22857in" svg:y1="3.60001in" draw:start-shape="id63" draw:start-glue-point="2" svg:x2="5.43333in" svg:y2="4.71667in" draw:end-shape="id64" draw:end-glue-point="3" draw:id="id71" draw:style-name="a522" draw:name="Straight Connector 15">
          <svg:title/>
          <svg:desc/>
        </draw:connector>
        <draw:custom-shape svg:x="0in" svg:y="2.03334in" svg:width="2.47619in" svg:height="1.41428in" draw:id="id72" draw:style-name="a547" draw:name="Rectangle 27">
          <svg:title/>
          <svg:desc/>
          <text:p text:style-name="a525" text:class-names="" text:cond-style-name=""><text:span text:style-name="a523" text:class-names="">Meta_type</text:span><text:span text:style-name="a524" text:class-names=""/></text:p>
          <text:p text:style-name="a529" text:class-names="" text:cond-style-name=""><text:span text:style-name="a526" text:class-names="">Composition (</text:span><text:span text:style-name="a527" text:class-names="">sepage</text:span><text:span text:style-name="a528" text:class-names=""><text:s text:c="1"/>/ malte)</text:span></text:p>
          <text:p text:style-name="a531" text:class-names="" text:cond-style-name=""><text:span text:style-name="a530" text:class-names="">Famille</text:span></text:p>
          <text:p text:style-name="a534" text:class-names="" text:cond-style-name=""><text:span text:style-name="a532" text:class-names="">region</text:span><text:span text:style-name="a533" text:class-names=""/></text:p>
          <text:p text:style-name="a536" text:class-names="" text:cond-style-name=""><text:span text:style-name="a535" text:class-names="">Nature</text:span></text:p>
          <text:p text:style-name="a540" text:class-names="" text:cond-style-name=""><text:span text:style-name="a537" text:class-names="">typ</text:span><text:span text:style-name="a538" text:class-names="">e</text:span><text:span text:style-name="a539" text:class-names=""/></text:p>
          <text:p text:style-name="a542" text:class-names="" text:cond-style-name=""><text:span text:style-name="a541" text:class-names=""/></text:p>
          <text:p text:style-name="a544" text:class-names="" text:cond-style-name=""><text:span text:style-name="a543" text:class-names=""/></text:p>
          <text:p text:style-name="a546" text:class-names="" text:cond-style-name=""><text:span text:style-name="a5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47619in" svg:y1="2.74048in" draw:start-shape="id72" draw:start-glue-point="1" svg:x2="3.35238in" svg:y2="2.50477in" draw:end-shape="id63" draw:end-glue-point="3" draw:id="id73" draw:style-name="a548" draw:name="Straight Connector 29">
          <svg:title/>
          <svg:desc/>
        </draw:connector>
        <draw:custom-shape svg:x="0.48333in" svg:y="0.18571in" svg:width="1.9619in" svg:height="0.7381in" draw:id="id74" draw:style-name="a568" draw:name="Rectangle 30">
          <svg:title/>
          <svg:desc/>
          <text:p text:style-name="a552" text:class-names="" text:cond-style-name=""><text:span text:style-name="a549" text:class-names="">Sepage_re</text:span><text:span text:style-name="a550" text:class-names="">f</text:span><text:span text:style-name="a551" text:class-names=""/></text:p>
          <text:p text:style-name="a555" text:class-names="" text:cond-style-name=""><text:span text:style-name="a553" text:class-names="">Sepage</text:span><text:span text:style-name="a554" text:class-names=""/></text:p>
          <text:p text:style-name="a559" text:class-names="" text:cond-style-name=""><text:span text:style-name="a556" text:class-names="">i</text:span><text:span text:style-name="a557" text:class-names="">d</text:span><text:span text:style-name="a558" text:class-names=""/></text:p>
          <text:p text:style-name="a561" text:class-names="" text:cond-style-name=""><text:span text:style-name="a560" text:class-names=""/></text:p>
          <text:p text:style-name="a563" text:class-names="" text:cond-style-name=""><text:span text:style-name="a562" text:class-names=""/></text:p>
          <text:p text:style-name="a565" text:class-names="" text:cond-style-name=""><text:span text:style-name="a564" text:class-names=""/></text:p>
          <text:p text:style-name="a567" text:class-names="" text:cond-style-name=""><text:span text:style-name="a5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46429in" svg:y1="0.92381in" draw:start-shape="id74" draw:start-glue-point="2" svg:x2="1.2381in" svg:y2="2.03334in" draw:end-shape="id72" draw:end-glue-point="0" draw:id="id75" draw:style-name="a569" draw:name="Straight Connector 32">
          <svg:title/>
          <svg:desc/>
        </draw:connector>
        <draw:connector draw:type="line" svg:x1="1.2381in" svg:y1="3.44762in" draw:start-shape="id72" draw:start-glue-point="2" svg:x2="2.46191in" svg:y2="4.87619in" draw:end-shape="id65" draw:end-glue-point="0" draw:id="id76" draw:style-name="a570" draw:name="Straight Connector 42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Bourgain, Pierre</meta:initial-creator>
    <dc:creator>Bourgain, Pierre</dc:creator>
    <meta:creation-date>2018-01-16T13:36:12Z</meta:creation-date>
    <dc:date>2018-01-16T13:50:44Z</dc:date>
    <meta:editing-cycles>2</meta:editing-cycles>
    <meta:editing-duration>PT872S</meta:editing-duration>
    <meta:document-statistic meta:paragraph-count="48" meta:word-count="102"/>
  </office:meta>
</office:document-meta>
</file>